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53.15mm"/>
    </style:style>
    <style:style style:name="co5" style:family="table-column">
      <style:table-column-properties fo:break-before="auto" style:column-width="46.5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64.96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error_log_sr2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14" table:number-columns-repeated="1004" table:default-cell-style-name="ce1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1700.jpg</text:p>
          </table:table-cell>
          <table:table-cell office:value-type="string" calcext:value-type="string">
            <text:p>0001701.jpg</text:p>
          </table:table-cell>
          <table:table-cell office:value-type="float" office:value="3.03748187363712" calcext:value-type="float">
            <text:p>3.0374818736</text:p>
          </table:table-cell>
          <table:table-cell office:value-type="float" office:value="-20.1888893296906" calcext:value-type="float">
            <text:p>-20.1888893297</text:p>
          </table:table-cell>
          <table:table-cell office:value-type="float" office:value="33.8328984379967" calcext:value-type="float">
            <text:p>33.832898438</text:p>
          </table:table-cell>
          <table:table-cell office:value-type="float" office:value="-84.4300675596441" calcext:value-type="float">
            <text:p>-84.4300675596</text:p>
          </table:table-cell>
          <table:table-cell office:value-type="float" office:value="33.8329618" calcext:value-type="float">
            <text:p>33.8329618</text:p>
          </table:table-cell>
          <table:table-cell office:value-type="float" office:value="-84.4299473" calcext:value-type="float">
            <text:p>-84.4299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1701.jpg</text:p>
          </table:table-cell>
          <table:table-cell office:value-type="string" calcext:value-type="string">
            <text:p>0001702.jpg</text:p>
          </table:table-cell>
          <table:table-cell office:value-type="float" office:value="0.665863400723078" calcext:value-type="float">
            <text:p>0.6658634007</text:p>
          </table:table-cell>
          <table:table-cell office:value-type="float" office:value="-9.3145955164457" calcext:value-type="float">
            <text:p>-9.3145955164</text:p>
          </table:table-cell>
          <table:table-cell office:value-type="float" office:value="33.832841235892" calcext:value-type="float">
            <text:p>33.8328412359</text:p>
          </table:table-cell>
          <table:table-cell office:value-type="float" office:value="-84.430026518111" calcext:value-type="float">
            <text:p>-84.4300265181</text:p>
          </table:table-cell>
          <table:table-cell office:value-type="float" office:value="33.8329618" calcext:value-type="float">
            <text:p>33.8329618</text:p>
          </table:table-cell>
          <table:table-cell office:value-type="float" office:value="-84.4299473" calcext:value-type="float">
            <text:p>-84.4299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1702.jpg</text:p>
          </table:table-cell>
          <table:table-cell office:value-type="string" calcext:value-type="string">
            <text:p>0001703.jpg</text:p>
          </table:table-cell>
          <table:table-cell office:value-type="float" office:value="0.178719636310986" calcext:value-type="float">
            <text:p>0.1787196363</text:p>
          </table:table-cell>
          <table:table-cell office:value-type="float" office:value="1.06967912824493" calcext:value-type="float">
            <text:p>1.0696791282</text:p>
          </table:table-cell>
          <table:table-cell office:value-type="float" office:value="33.8328339332117" calcext:value-type="float">
            <text:p>33.8328339332</text:p>
          </table:table-cell>
          <table:table-cell office:value-type="float" office:value="-84.4299958403661" calcext:value-type="float">
            <text:p>-84.4299958404</text:p>
          </table:table-cell>
          <table:table-cell office:value-type="float" office:value="33.8329618" calcext:value-type="float">
            <text:p>33.8329618</text:p>
          </table:table-cell>
          <table:table-cell office:value-type="float" office:value="-84.4299473" calcext:value-type="float">
            <text:p>-84.4299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1703.jpg</text:p>
          </table:table-cell>
          <table:table-cell office:value-type="string" calcext:value-type="string">
            <text:p>0001704.jpg</text:p>
          </table:table-cell>
          <table:table-cell office:value-type="float" office:value="1.51861420829286" calcext:value-type="float">
            <text:p>1.5186142083</text:p>
          </table:table-cell>
          <table:table-cell office:value-type="float" office:value="4.25860612079349" calcext:value-type="float">
            <text:p>4.2586061208</text:p>
          </table:table-cell>
          <table:table-cell office:value-type="float" office:value="33.8328481324782" calcext:value-type="float">
            <text:p>33.8328481325</text:p>
          </table:table-cell>
          <table:table-cell office:value-type="float" office:value="-84.4300005671133" calcext:value-type="float">
            <text:p>-84.4300005671</text:p>
          </table:table-cell>
          <table:table-cell office:value-type="float" office:value="33.8329618" calcext:value-type="float">
            <text:p>33.8329618</text:p>
          </table:table-cell>
          <table:table-cell office:value-type="float" office:value="-84.4299473" calcext:value-type="float">
            <text:p>-84.4299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1704.jpg</text:p>
          </table:table-cell>
          <table:table-cell office:value-type="string" calcext:value-type="string">
            <text:p>0001705.jpg</text:p>
          </table:table-cell>
          <table:table-cell office:value-type="float" office:value="3.90046561374898" calcext:value-type="float">
            <text:p>3.9004656137</text:p>
          </table:table-cell>
          <table:table-cell office:value-type="float" office:value="5.82905134037824" calcext:value-type="float">
            <text:p>5.8290513404</text:p>
          </table:table-cell>
          <table:table-cell office:value-type="float" office:value="33.8328799889885" calcext:value-type="float">
            <text:p>33.832879989</text:p>
          </table:table-cell>
          <table:table-cell office:value-type="float" office:value="-84.4300180068058" calcext:value-type="float">
            <text:p>-84.4300180068</text:p>
          </table:table-cell>
          <table:table-cell office:value-type="float" office:value="33.8329618" calcext:value-type="float">
            <text:p>33.8329618</text:p>
          </table:table-cell>
          <table:table-cell office:value-type="float" office:value="-84.4299473" calcext:value-type="float">
            <text:p>-84.4299473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3:06:53.50632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23:38:35.101340317</dc:date>
    <meta:editing-duration>PT42M47S</meta:editing-duration>
    <meta:editing-cycles>6</meta:editing-cycles>
    <meta:generator>LibreOffice/5.1.6.2$Linux_X86_64 LibreOffice_project/10m0$Build-2</meta:generator>
    <meta:document-statistic meta:table-count="1" meta:cell-count="48" meta:object-count="0"/>
  </office:meta>
</office:document-meta>
</file>